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5457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134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0.2283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6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7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point_percentage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3 Goldfinch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Sparrow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 Hummingbird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-8" calcext:value-type="float">
            <text:p>-8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 Chickade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5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</text:p>
          </table:table-cell>
          <table:table-cell table:style-name="ce5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</text:p>
          </table:table-cell>
          <table:table-cell table:style-name="ce5"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4:01:22" calcext:value-type="date">
            <text:p>04/12/21 02:01 PM</text:p>
          </table:table-cell>
        </table:table-row>
        <table:table-row table:style-name="ro1">
          <table:table-cell table:style-name="ce6" office:value-type="string" calcext:value-type="string">
            <text:p><text:span text:style-name="T4">Speed: </text:span><text:span text:style-name="T5">gameplayTickMilli = 1000, shootoutSec = 40</text:span></text:p>
          </table:table-cell>
          <table:table-cell table:style-name="ce5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6:06:58" calcext:value-type="date">
            <text:p>04/12/21 04:06 PM</text:p>
          </table:table-cell>
        </table:table-row>
        <table:table-row table:style-name="ro1">
          <table:table-cell table:style-name="ce5"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3:56:48" calcext:value-type="date">
            <text:p>04/13/21 01:56 PM</text:p>
          </table:table-cell>
        </table:table-row>
        <table:table-row table:style-name="ro1">
          <table:table-cell table:style-name="ce5"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5:59:04" calcext:value-type="date">
            <text:p>04/13/21 03:59 PM</text:p>
          </table:table-cell>
        </table:table-row>
        <table:table-row table:style-name="ro1">
          <table:table-cell table:style-name="ce5"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4T13:53:56" calcext:value-type="date">
            <text:p>04/14/21 01:53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5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4T16:24:21" calcext:value-type="date">
            <text:p>04/14/21 04:24 PM</text:p>
          </table:table-cell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5"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5T14:01:03" calcext:value-type="date">
            <text:p>04/15/21 02:01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5"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5T17:09:18" calcext:value-type="date">
            <text:p>04/15/21 05:09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5" table:number-columns-repeated="14"/>
          <table:table-cell table:number-columns-repeated="7"/>
        </table:table-row>
        <table:table-row table:style-name="ro1">
          <table:table-cell/>
          <table:table-cell table:style-name="ce5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5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5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5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5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5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5" table:number-columns-repeated="14"/>
          <table:table-cell table:number-columns-repeated="7"/>
        </table:table-row>
        <table:table-row table:style-name="ro1" table:number-rows-repeated="7">
          <table:table-cell table:style-name="ce5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table:style-name="ce6" office:value-type="string" calcext:value-type="string">
            <text:p><text:span text:style-name="T4">Speed: </text:span><text:span text:style-name="T5">gameplayTickMilli = 25, shootoutSec = 15</text:span>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table:number-columns-repeated="14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5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5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7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5" office:value-type="string" calcext:value-type="string">
            <text:p>19 Penguin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0.9677" calcext:value-type="float">
            <text:p>70.9677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5" office:value-type="string" calcext:value-type="string">
            <text:p>13 Purple Martin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4.5161" calcext:value-type="float">
            <text:p>64.5161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5" office:value-type="string" calcext:value-type="string">
            <text:p>32 Roadrunner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2.9032" calcext:value-type="float">
            <text:p>62.9032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5" office:value-type="string" calcext:value-type="string">
            <text:p>8 Woodpecker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2.9032" calcext:value-type="float">
            <text:p>62.9032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5" office:value-type="string" calcext:value-type="string">
            <text:p>25 Dove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.2903" calcext:value-type="float">
            <text:p>61.2903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5" office:value-type="string" calcext:value-type="string">
            <text:p>26 Eagle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1.2903" calcext:value-type="float">
            <text:p>61.2903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5" office:value-type="string" calcext:value-type="string">
            <text:p>11 Warbler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0.4839" calcext:value-type="float">
            <text:p>60.4839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5" office:value-type="string" calcext:value-type="string">
            <text:p>20 Swan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0.4839" calcext:value-type="float">
            <text:p>60.4839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5" office:value-type="string" calcext:value-type="string">
            <text:p>3 Goldfinch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0.4839" calcext:value-type="float">
            <text:p>60.4839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5" office:value-type="string" calcext:value-type="string">
            <text:p>12 Blue Jay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0.4839" calcext:value-type="float">
            <text:p>60.4839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5" office:value-type="string" calcext:value-type="string">
            <text:p>17 Mallard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9.6774" calcext:value-type="float">
            <text:p>59.6774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5" office:value-type="string" calcext:value-type="string">
            <text:p>9 Canary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8.0645" calcext:value-type="float">
            <text:p>58.0645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5" office:value-type="string" calcext:value-type="string">
            <text:p>7 Robin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5.6452" calcext:value-type="float">
            <text:p>55.6452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5" office:value-type="string" calcext:value-type="string">
            <text:p>23 Parrot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 table:style-name="ce5" office:value-type="float" office:value="168" calcext:value-type="float">
            <text:p>16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4.0323" calcext:value-type="float">
            <text:p>54.0323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5" office:value-type="string" calcext:value-type="string">
            <text:p>18 Sea Gull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-20" calcext:value-type="float">
            <text:p>-20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4.0323" calcext:value-type="float">
            <text:p>54.0323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5" office:value-type="string" calcext:value-type="string">
            <text:p>27 Owl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4.0323" calcext:value-type="float">
            <text:p>54.0323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5" office:value-type="string" calcext:value-type="string">
            <text:p>31 Pelic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4.0323" calcext:value-type="float">
            <text:p>54.0323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5" office:value-type="string" calcext:value-type="string">
            <text:p>1 Hummingbird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3.2258" calcext:value-type="float">
            <text:p>53.2258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5" office:value-type="string" calcext:value-type="string">
            <text:p>29 Turkey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-22" calcext:value-type="float">
            <text:p>-22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3.2258" calcext:value-type="float">
            <text:p>53.2258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5" office:value-type="string" calcext:value-type="string">
            <text:p>6 Oriole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2.4194" calcext:value-type="float">
            <text:p>52.4194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5" office:value-type="string" calcext:value-type="string">
            <text:p>16 Mockingbird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2.4194" calcext:value-type="float">
            <text:p>52.4194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5" office:value-type="string" calcext:value-type="string">
            <text:p>22 Ostrich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1.6129" calcext:value-type="float">
            <text:p>51.6129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5" office:value-type="string" calcext:value-type="string">
            <text:p>10 Bluebird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-17" calcext:value-type="float">
            <text:p>-1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1.6129" calcext:value-type="float">
            <text:p>51.6129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5" office:value-type="string" calcext:value-type="string">
            <text:p>30 Peacock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-23" calcext:value-type="float">
            <text:p>-2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.8065" calcext:value-type="float">
            <text:p>50.8065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5" office:value-type="string" calcext:value-type="string">
            <text:p>4 Chickadee</text:p>
          </table:table-cell>
          <table:table-cell table:number-columns-repeated="2" table:style-name="ce5" office:value-type="float" office:value="28" calcext:value-type="float">
            <text:p>2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5" office:value-type="string" calcext:value-type="string">
            <text:p>15 Killdeer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9.1935" calcext:value-type="float">
            <text:p>49.1935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5" office:value-type="string" calcext:value-type="string">
            <text:p>5 Cardinal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8.3871" calcext:value-type="float">
            <text:p>48.3871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5" office:value-type="string" calcext:value-type="string">
            <text:p>24 Heron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-28" calcext:value-type="float">
            <text:p>-28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5.9677" calcext:value-type="float">
            <text:p>45.9677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5" office:value-type="string" calcext:value-type="string">
            <text:p>28 Hawk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-37" calcext:value-type="float">
            <text:p>-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4.3548" calcext:value-type="float">
            <text:p>44.3548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5" office:value-type="string" calcext:value-type="string">
            <text:p>2 Sparrow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-21" calcext:value-type="float">
            <text:p>-2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2.7419" calcext:value-type="float">
            <text:p>42.7419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5" office:value-type="string" calcext:value-type="string">
            <text:p>14 Mourning Dov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-37" calcext:value-type="float">
            <text:p>-3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1.129" calcext:value-type="float">
            <text:p>41.129</text:p>
          </table:table-cell>
          <table:table-cell table:style-name="ce5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5" office:value-type="string" calcext:value-type="string">
            <text:p>21 Flamingo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-16" calcext:value-type="float">
            <text:p>-1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1.129" calcext:value-type="float">
            <text:p>41.129</text:p>
          </table:table-cell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6" office:value-type="string" calcext:value-type="string">
            <text:p><text:span text:style-name="T4">Speed: </text:span><text:span text:style-name="T5">gameplayTickMilli = 25, shootoutSec = 15</text:span>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, s.point / (s.gp * 2) * 100 as point_percentage 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5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5"/>
        <table:table-column table:style-name="co24" table:default-cell-style-name="ce5"/>
        <table:table-column table:style-name="co19" table:number-columns-repeated="2" table:default-cell-style-name="ce5"/>
        <table:table-column table:style-name="co25" table:default-cell-style-name="ce5"/>
        <table:table-column table:style-name="co19" table:default-cell-style-name="ce5"/>
        <table:table-column table:style-name="co26" table:default-cell-style-name="ce7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6" office:value-type="string" calcext:value-type="string">
            <text:p><text:span text:style-name="T4">Speed: </text:span><text:span text:style-name="T5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peed: <text:span text:style-name="T6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Speed: <text:span text:style-name="T6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Speed: <text:span text:style-name="T6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0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0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0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0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2:39:13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4-15T17:11:07.116000000</dc:date>
    <meta:editing-duration>P6DT14H45M45S</meta:editing-duration>
    <meta:editing-cycles>37</meta:editing-cycles>
    <meta:document-statistic meta:table-count="6" meta:cell-count="10371" meta:object-count="0"/>
  </office:meta>
</office:document-meta>
</file>